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9116" style:text-align-source="fix" style:repeat-content="false" fo:wrap-option="no-wrap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00864b" style:text-align-source="fix" style:repeat-content="false" fo:wrap-option="no-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lik main.c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Zmienna </text:p>
          </table:table-cell>
          <table:table-cell table:style-name="ce1" office:value-type="string" calcext:value-type="string">
            <text:p>typ </text:p>
          </table:table-cell>
          <table:table-cell table:style-name="ce1" office:value-type="string" calcext:value-type="string">
            <text:p>zastosowanie</text:p>
          </table:table-cell>
        </table:table-row>
        <table:table-row table:style-name="ro1">
          <table:table-cell office:value-type="string" calcext:value-type="string">
            <text:p>wysokos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yypisywanie komunikatów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 table:number-columns-spanned="1" table:number-rows-spanned="2">
            <text:p>Parametry okna konsoli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 table:number-columns-spanned="1" table:number-rows-spanned="6">
            <text:p>Parametry okien win1 i win2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office:value-type="string" calcext:value-type="string">
            <text:p>start1_x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office:value-type="string" calcext:value-type="string">
            <text:p>start1_y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office:value-type="string" calcext:value-type="string">
            <text:p>start2_x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office:value-type="string" calcext:value-type="string">
            <text:p>start2_y</text:p>
          </table:table-cell>
          <table:table-cell office:value-type="string" calcext:value-type="string">
            <text:p>int</text:p>
          </table:table-cell>
          <table:covered-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lik boisko.c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Zmienna </text:p>
          </table:table-cell>
          <table:table-cell table:style-name="ce1" office:value-type="string" calcext:value-type="string">
            <text:p>typ </text:p>
          </table:table-cell>
          <table:table-cell table:style-name="ce1" office:value-type="string" calcext:value-type="string">
            <text:p>zastosowani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5">
          <table:table-cell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lik ruch.c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Zmienna </text:p>
          </table:table-cell>
          <table:table-cell table:style-name="ce1" office:value-type="string" calcext:value-type="string">
            <text:p>typ </text:p>
          </table:table-cell>
          <table:table-cell table:style-name="ce1" office:value-type="string" calcext:value-type="string">
            <text:p>zastosowani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w funkcji delay do mozliwosci zmiany opoznienia programu</text:p>
          </table:table-cell>
        </table:table-row>
        <table:table-row table:style-name="ro1">
          <table:table-cell table:number-columns-repeated="2"/>
          <table:table-cell table:style-name="ce4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4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3:27:30.050778389</meta:creation-date>
    <dc:date>2019-05-26T14:22:14.927599894</dc:date>
    <meta:editing-duration>PT44M24S</meta:editing-duration>
    <meta:editing-cycles>1</meta:editing-cycles>
    <meta:document-statistic meta:table-count="1" meta:cell-count="36" meta:object-count="0"/>
    <meta:generator>LibreOffice/6.0.6.2$Linux_X86_64 LibreOffice_project/00m0$Build-2</meta:generator>
  </office:meta>
</office:document-meta>
</file>